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jercicio2" table:style-name="ta1">
        <table:shapes>
          <draw:line draw:z-index="0" draw:name="Línea 1" draw:style-name="gr1" draw:text-style-name="P1" svg:x1="6.773cm" svg:y1="2.444cm" svg:x2="11.234cm" svg:y2="2.47cm">
            <text:p/>
          </draw:line>
          <draw:line draw:z-index="1" draw:name="Línea 2" draw:style-name="gr1" draw:text-style-name="P1" svg:x1="5.369cm" svg:y1="3.984cm" svg:x2="5.314cm" svg:y2="7.119cm">
            <text:p/>
          </draw:line>
          <draw:line draw:z-index="2" draw:name="Línea vertical 1" draw:style-name="gr1" draw:text-style-name="P1" svg:x1="12.308cm" svg:y1="3.666cm" svg:x2="12.308cm" svg:y2="7.065cm">
            <text:p/>
          </draw:line>
          <draw:line draw:z-index="3" draw:name="Línea 3" draw:style-name="gr1" draw:text-style-name="P1" svg:x1="6.746cm" svg:y1="7.437cm" svg:x2="11.151cm" svg:y2="7.464cm">
            <text:p/>
          </draw:line>
        </table:shapes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&gt;Tien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2..*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HOSPITAL</text:p>
          </table:table-cell>
          <table:table-cell table:number-columns-repeated="2"/>
          <table:table-cell table:style-name="ce2" office:value-type="string" calcext:value-type="string">
            <text:p>SA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mbre</text:p>
          </table:table-cell>
          <table:table-cell table:number-columns-repeated="2"/>
          <table:table-cell office:value-type="string" calcext:value-type="string">
            <text:p>númer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rección</text:p>
          </table:table-cell>
          <table:table-cell table:number-columns-repeated="2"/>
          <table:table-cell office:value-type="string" calcext:value-type="string">
            <text:p>cantidad de ca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léfono</text:p>
          </table:table-cell>
          <table:table-cell table:number-columns-repeated="2"/>
          <table:table-cell table:style-name="ce1" office:value-type="string" calcext:value-type="string">
            <text:p>0..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^Trabaja</text:p>
          </table:table-cell>
          <table:table-cell table:number-columns-repeated="4"/>
          <table:table-cell office:value-type="string" calcext:value-type="string">
            <text:p>^Se interna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&gt;Atiende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10..*</text:p>
          </table:table-cell>
          <table:table-cell/>
          <table:table-cell table:style-name="ce4" office:value-type="string" calcext:value-type="string">
            <text:p>1..*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0..5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MEDICO</text:p>
          </table:table-cell>
          <table:table-cell table:number-columns-repeated="2"/>
          <table:table-cell table:style-name="ce2" office:value-type="string" calcext:value-type="string">
            <text:p>PACIEN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</text:p>
          </table:table-cell>
          <table:table-cell table:number-columns-repeated="2"/>
          <table:table-cell office:value-type="string" calcext:value-type="string">
            <text:p>c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mbre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specialidad</text:p>
          </table:table-cell>
          <table:table-cell table:number-columns-repeated="2"/>
          <table:table-cell office:value-type="string" calcext:value-type="string">
            <text:p>direcció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fecha nacimiento</text:p>
          </table:table-cell>
          <table:table-cell table:style-name="ce5"/>
        </table:table-row>
      </table:table>
      <table:table table:name="Ejercicio 3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ERSONAS</text:p>
          </table:table-cell>
          <table:table-cell table:number-columns-repeated="3"/>
          <table:table-cell table:style-name="ce2" office:value-type="string" calcext:value-type="string">
            <text:p>RESTAURANTES</text:p>
          </table:table-cell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 calcext:value-type="string">
            <text:p>COMIDA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17:37:48.434947337</meta:creation-date>
    <dc:date>2023-03-24T18:22:51.290016336</dc:date>
    <meta:editing-duration>PT23M15S</meta:editing-duration>
    <meta:editing-cycles>1</meta:editing-cycles>
    <meta:document-statistic meta:table-count="2" meta:cell-count="31" meta:object-count="4"/>
    <meta:generator>LibreOffice/7.3.7.2$Linux_X86_64 LibreOffice_project/30$Build-2</meta:generator>
  </office:meta>
</office:document-meta>
</file>